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ow is your wife?' spyr Motoyaki. Jóhannes veit að Motoyaki þekkir til vandamála þeirra, hvað þau eiga lítið sameiginlegt. Motoyaki segir við Likosan, en beinir þó orðunum einnig til Jóhannesar: 'Johannes loves Venus more than wife, wife jealous, not good'. 'Þú værir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text:soft-page-break/>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text:soft-page-break/>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text:span><text:soft-page-break/><text:span text:style-name="T4">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 Ladder therory</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text:soft-page-break/>'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Einstein tengdi saman annarsvegar tíma og rúm og hins vegar efni og orku. Það sem hægt er að segja um skammtafræðina ef vitnað er í Richard Feynman er að ef þú þykist skilja skammtafræði, þá skilurðu hana ekki. 'Já, svona eins og konur'. Feynman skildi reyndar konur. Hefur örugglega beitt skammtafræðilegum útleiðsum. Rétt eins og 'quantum entanglement' er náskilt kvenlegu entanglement þínu. gaular Motoyaki. Hvernig er hægt að reiða sig á kenningu sem ekki er hægt að skilja. Skammtafræðin hafur færði okkur tölvurnar. Hvað hefur afstæðiskenningin fært okkur nema kannski kjarnokrusprengjuna.</text:p>
      <text:p text:style-name="P3"><text:tab/>Týna bílnum sínum á stæðunum í stórmarkaðnum. Týna honum í sólkerfinu. Eða mitt á milli vetrarbrautarinnar og virgil stjörnuþokunnar. Ljósið sem kemur þaðan er frá því áður en jörðin varð til. Frá Venus er ljósið einungis nokkurra mínútna gamalt.</text:p>
      <text:p text:style-name="P3"><text:tab/>Jafngildi þyngdarmassa og tregðumassa. Mælingar ekki fundið mun. Kannski er þyngdaraflið tilkomið útaf einskonar snúningi alheimsins í annarri vídd. Þyngdaraflið gæti (en ekki endilega þó) því <text:soft-page-break/>verið missterkt eftir því hvar þú ert staddur í alheiminum. Þyndaraflið hefur áhrif á rauðvik. Því eru fjarlægðar mælingar mögulega ekki réttar. Kvasar sem virðast hafa tengsl við nálægar stjörnuþokur hafa þó mjög ólík rauðvik. Þeir gætu því virst nálægt í þrívíðu rúmi en þú fjarri í fleiri víddum. Breytist ljóshraðinn í þyngdarsviði eða er hann fastur.</text:p>
      <text:p text:style-name="P3"><text:tab/>Jafngildiskenningin á móti Hubble, big bang. Nýtt efni verður stöðugt til á milli stjörnuþoka.</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text:p text:style-name="P3"><text:tab/>Vera grafinn lifandi en lifa að eilífu. Fangelsa sálina á þennan hátt. 'Maður gæti ekki einu sinni runkað sér'. Motoyaki. Kannski er ekki hægt að fangelsa sálina. Það er opnað fyrir henni nirvana all knowing ástand.</text:p>
      <text:p text:style-name="P3"><text:tab/>Retrocausality. Rétt eins og tvinntölur voru hugsaðar upp þegar vantaði lausn fyrir sumar annarsstigsjöfnur þá geta menn hugsað sér rafsegulbylgju sem ferðast hraðar en ljósið. Í Minkowski rúmi er þessi geisli í raun að fara aftur í tímann. Þú myndir sjá endukastið úr Tachion vasaljósinu þínu áður en þú kveiktir á því. (Block universe). Einnig færði stærðfræðin okkur tól til að geta skoðað fleiri víddir en við skynjum. Auka víddir strengjafræðinnar.</text:p>
      <text:p text:style-name="P3"><text:tab/>Big-Spin útskýring á þyngdaraflinu.</text:p>
      <text:p text:style-name="P3"><text:tab/>Heilinn skammtatölva.</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17T21:16:45</dc:date>
    <dc:creator>Sigmar Stefansson</dc:creator>
    <meta:editing-duration>PT65H20M43S</meta:editing-duration>
    <meta:editing-cycles>74</meta:editing-cycles>
    <meta:generator>OpenOffice.org/3.1$Unix OpenOffice.org_project/310m19$Build-9420</meta:generator>
    <meta:document-statistic meta:table-count="0" meta:image-count="0" meta:object-count="0" meta:page-count="7" meta:paragraph-count="64" meta:word-count="4321" meta:character-count="27004"/>
  </office:meta>
</office:document-meta>
</file>